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ad31" officeooo:paragraph-rsid="001bad31"/>
    </style:style>
    <style:style style:name="P2" style:family="paragraph" style:parent-style-name="Standard" style:list-style-name="L1">
      <style:text-properties officeooo:rsid="001bad31" officeooo:paragraph-rsid="001bad31"/>
    </style:style>
    <style:style style:name="P3" style:family="paragraph" style:parent-style-name="Standard" style:list-style-name="L1">
      <style:text-properties officeooo:paragraph-rsid="001bad31"/>
    </style:style>
    <style:style style:name="P4" style:family="paragraph" style:parent-style-name="Standard">
      <style:text-properties officeooo:rsid="001d2b29" officeooo:paragraph-rsid="001d2b29"/>
    </style:style>
    <style:style style:name="P5" style:family="paragraph" style:parent-style-name="Standard">
      <style:text-properties fo:font-style="italic" officeooo:rsid="001d2b29" officeooo:paragraph-rsid="001d2b29" style:font-style-asian="italic" style:font-style-complex="italic"/>
    </style:style>
    <style:style style:name="P6" style:family="paragraph" style:parent-style-name="Standard">
      <style:text-properties fo:font-style="normal" officeooo:rsid="001d2b29" officeooo:paragraph-rsid="001d2b29" style:font-style-asian="normal" style:font-style-complex="normal"/>
    </style:style>
    <style:style style:name="T1" style:family="text">
      <style:text-properties officeooo:rsid="001bad31"/>
    </style:style>
    <style:style style:name="T2" style:family="text">
      <style:text-properties officeooo:rsid="001d2b29"/>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Η υλοποιήση μας για το mpi( μονο του ) εχει χωριστεί σε 2 αρχεια. </text:p>
      <text:list xml:id="list3331263131465092945" text:style-name="L1">
        <text:list-item>
          <text:p text:style-name="P3"><text:span text:style-name="T1">Το gameOfLife.c, το οποιο περιεχει non-blocking send και <text:s/>blocking receives. </text:span></text:p>
        </text:list-item>
        <text:list-item>
          <text:p text:style-name="P2">To IgameOfLife.c στο οποιο τα <text:s/>send και <text:s/>receive ειναι non-blocking.</text:p>
        </text:list-item>
      </text:list>
      <text:p text:style-name="P1"/>
      <text:p text:style-name="P1">Και στα δύο εκτελεσιμο που προκυπτουν απο την μεταγλωτηση των παραπανω, δεν υπαρχει κανενα ορισμα (command line argument), ολα καθοριζονται μεσω μακροεντωλών <text:s/>define ετσι ωστε να παραγεται βελτιστοποιημενος κωδικας(για τον ιδιο λογο αποφευγουμαι και την χρηση συναρτησεων).</text:p>
      <text:p text:style-name="P1"/>
      <text:p text:style-name="P1">Το μεγεθος καθως και η αρχικοποιηση του πινακα γινεται μεσω input <text:s/>απο αρχειο. Συγκεκριμενα στο διαβασμα του αρχειου δεν χρησιμοποιειται η βελτιση επιλογη( συναρτης της οικογενειας MPI_File) αλλα γινεται μεσω των standard συναρτησεων την C. Αυτο δεν γινεται για να γλιτωσουμε δουλεια αλλα για να δουμε την διαφορα μεταξυ αυτου και της χρησης των βιβλιοθηκων ( καθως εν τελη πιο ευκολη ηταν η χρηση των συναρτησεων <text:s/>MPI). Το τελικο αποτελεσμα βγαινει σε αρχειο το οποιο γραφεται μεσω των συναρτησεων της βιβλιοθηκης MPI(ευκολα θα μπορουσε να χρησιμοποιηθει και για το διαβασμα ο ιδιος κωδικας).</text:p>
      <text:p text:style-name="P1"/>
      <text:p text:style-name="P1">Οι χρονοι που εχουμε υπολογισει ειναι οσο το δυνατων πιο <text:span text:style-name="T2">αξιοπιστοι καθως οι μετρησεις εχουν γινει σε ωρα με χαμηλο φορτο στα μηχανηματα (ξημερωματα με σχεδον κανεαν χρηστη συνδεδεμενο). Στον χρονο που φαινεται στους πινακες εχει υπολογιστει μονο ο χρονος που χρειαζεται για την επαναληψη, δηλαδη χωρις τον χρονο για την αρχικοποιηση και εξοδο σε αρχειο του αποτελεσματος.</text:span></text:p>
      <text:p text:style-name="P1"/>
      <text:p text:style-name="P4">Για τον ελεγχο τερματισμου, μετραμε σε καθε διεργασια σε καθε επαναληψη ποσες αλλαγες εχουν γινει. Με mpi_Allreduce ελεγχουμε αν το αθροισμα τους ειναι 0 και αν ναι, σταματαμε.</text:p>
      <text:p text:style-name="P4"/>
      <text:p text:style-name="P4">Μια βελτιστοποιηση που θα μπορουσαμε να εφαρμοσουμε ειναι:</text:p>
      <text:p text:style-name="P5">Αν σε καποια διεργασια δεν εχει γινει καμια αλλαγη σε <text:s/>μια επαναληψη (εστω ν), τοτε στην επαναληψη ν+1 δεν υπαρχει λογος στην διεργασια αυτη να υπολογιστει το εσωτερικο κοματι του πινακα καθως οι μονες αλλαγες που μπορει να εχουν γινει και να συντρεχουν λογο αλαγης ειναι στα γειτονικα blocks.</text:p>
      <text:p text:style-name="P6">Αυτο μας γλιτωνει απο τον υπολογισμο του εσωτερικου κομματιου ενος block σε μια διεργασια, φαινεται να εχει νοημα μονο για μεγαλους πινακες οι οποιοι δεν εχουν ομοιομορφα κατανομημενα δεδομενα.</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03:50:12.856879695</meta:creation-date>
    <dc:date>2017-10-05T04:13:04.080390116</dc:date>
    <meta:editing-duration>PT10M51S</meta:editing-duration>
    <meta:editing-cycles>1</meta:editing-cycles>
    <meta:document-statistic meta:table-count="0" meta:image-count="0" meta:object-count="0" meta:page-count="1" meta:paragraph-count="10" meta:word-count="338" meta:character-count="2171" meta:non-whitespace-character-count="1836"/>
    <meta:generator>LibreOffice/5.1.6.2$Linux_X86_64 LibreOffice_project/10m0$Build-2</meta:generator>
  </office:meta>
</office:document-meta>
</file>